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6" style:family="paragraph" style:parent-style-name="Standard">
      <style:text-properties fo:color="#00ae00"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00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yfikujemy templatki wyświetlające posty.</text:p>
      <text:p text:style-name="P2"/>
      <text:p text:style-name="P2">1. Rozbijamy wyśietlanie post-a na trzy części:</text:p>
      <text:p text:style-name="P2"/>
      <text:p text:style-name="P1">src\BlogBundle\Resources\views\Post\<text:span text:style-name="T1">_postTitle.html.twig </text:span></text:p>
      <text:p text:style-name="P2"><text:s text:c="20"/>&lt;h2&gt;&lt;a href="{{ path('post_show', { 'id': entity.id, 'category': entity.category.slug, 'title': entity.titleslug }) }}"&gt;{{ entity.title|title|raw }}&lt;/a&gt;&lt;/h2&gt;</text:p>
      <text:p text:style-name="P2"><text:s text:c="20"/>&lt;p&gt;</text:p>
      <text:p text:style-name="P2"><text:s text:c="24"/>&lt;i class="fa fa-calendar"&gt;&lt;/i&gt; &lt;a href="{{ path('post_show', { 'id': entity.id, 'category': entity.category.slug, 'title': entity.titleslug }) }}"&gt;{% if entity.publishedat %}{{ entity.publishedat|date('l, F j, Y') }}{% endif %}&lt;/a&gt; | </text:p>
      <text:p text:style-name="P2"><text:s text:c="24"/>&lt;i class="fa fa-user"&gt;&lt;/i&gt; &lt;a href="{{ path('blog_author', { 'email': entity.authoremail }) }}"&gt;{{ entity.authoremail }}&lt;/a&gt; | </text:p>
      <text:p text:style-name="P2"><text:s text:c="24"/>&lt;i class="fa fa-share-alt"&gt;&lt;/i&gt; &lt;a href="{{ path('blog_category', { 'slug': entity.category.slug }) }}"&gt;{{ entity.category }}&lt;/a&gt;</text:p>
      <text:p text:style-name="P2"><text:s text:c="20"/>&lt;/p&gt;</text:p>
      <text:p text:style-name="P1"/>
      <text:p text:style-name="P1">src\BlogBundle\Resources\views\Post\<text:span text:style-name="T1">_postImage.html.twig</text:span> </text:p>
      <text:p text:style-name="P2"><text:s text:c="12"/>{% if entity.images|length &gt; 1 %}</text:p>
      <text:p text:style-name="P2"><text:s text:c="16"/>&lt;div id="carousel-{{ entity.id }}" class="carousel slide" data-ride="carousel"&gt;</text:p>
      <text:p text:style-name="P2"/>
      <text:p text:style-name="P2"><text:s text:c="18"/>&lt;!-- Wrapper for slides --&gt;</text:p>
      <text:p text:style-name="P2"><text:s text:c="20"/>&lt;div class="carousel-inner" role="listbox"&gt;</text:p>
      <text:p text:style-name="P2"><text:s text:c="20"/>{% for image in entity.images %}</text:p>
      <text:p text:style-name="P2"><text:s text:c="24"/>&lt;div class="item {% if loop.index0 == 0 %}active{% endif %}"&gt;</text:p>
      <text:p text:style-name="P2"><text:s text:c="28"/>&lt;img class="img-responsive img-center hidden-xs hidden-sm" src="{{ asset('bundles/blog/images/' ~ image.image)|imagine_filter('post_img_md') }}" alt="{{ entity.title|raw }}"&gt;</text:p>
      <text:p text:style-name="P2"><text:s text:c="28"/>&lt;img class="img-responsive img-center hidden-md hidden-lg" src="{{ asset('bundles/blog/images/' ~ image.image) }}" alt="{{ entity.title|raw }}"&gt;</text:p>
      <text:p text:style-name="P2"><text:s text:c="24"/>&lt;/div&gt;</text:p>
      <text:p text:style-name="P2"><text:s text:c="20"/>{% endfor %}</text:p>
      <text:p text:style-name="P2"><text:s text:c="20"/>&lt;/div&gt;</text:p>
      <text:p text:style-name="P2"/>
      <text:p text:style-name="P2"><text:s text:c="20"/>&lt;!-- Controls --&gt;</text:p>
      <text:p text:style-name="P2"><text:s text:c="20"/>&lt;a class="left carousel-control" href="#carousel-{{ entity.id }}" role="button" data-slide="prev"&gt;</text:p>
      <text:p text:style-name="P2"><text:s text:c="24"/>&lt;span class="glyphicon glyphicon-chevron-left" aria-hidden="true"&gt;&lt;/span&gt;</text:p>
      <text:p text:style-name="P2"><text:s text:c="24"/>&lt;span class="sr-only"&gt;Previous&lt;/span&gt;</text:p>
      <text:p text:style-name="P2"><text:s text:c="20"/>&lt;/a&gt;</text:p>
      <text:p text:style-name="P2"><text:s text:c="20"/>&lt;a class="right carousel-control" href="#carousel-{{ entity.id }}" role="button" data-slide="next"&gt;</text:p>
      <text:p text:style-name="P2"><text:s text:c="24"/>&lt;span class="glyphicon glyphicon-chevron-right" aria-hidden="true"&gt;&lt;/span&gt;</text:p>
      <text:p text:style-name="P2"><text:s text:c="24"/>&lt;span class="sr-only"&gt;Next&lt;/span&gt;</text:p>
      <text:p text:style-name="P2"><text:s text:c="20"/>&lt;/a&gt;</text:p>
      <text:p text:style-name="P2"/>
      <text:p text:style-name="P2"><text:s text:c="16"/>&lt;/div&gt;</text:p>
      <text:p text:style-name="P2"><text:s text:c="16"/>&lt;br/&gt;</text:p>
      <text:p text:style-name="P2"><text:s text:c="12"/>{% else %}</text:p>
      <text:p text:style-name="P2"><text:s text:c="16"/>{% for image in entity.images %}</text:p>
      <text:p text:style-name="P2"><text:s text:c="20"/>&lt;img class="img-responsive img-center" src="{{ asset('bundles/blog/images/' ~ image.image) }}" alt="{{ entity.title|raw }}"&gt;&lt;br/&gt;</text:p>
      <text:p text:style-name="P2"><text:s text:c="16"/>{% endfor %}</text:p>
      <text:p text:style-name="P2"><text:s text:c="12"/>{% endif %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rc\BlogBundle\Resources\views\Post\<text:span text:style-name="T1">_postContent.html.twig</text:span></text:p>
      <text:p text:style-name="P2"><text:s text:c="20"/>&lt;p&gt;</text:p>
      <text:p text:style-name="P2"><text:s text:c="24"/>{{ entity.excerpt|raw|slice(0, 300) }}</text:p>
      <text:p text:style-name="P2"><text:s text:c="24"/>{{ entity.excerpt|length &gt; 300 ? '[...]' : ''}}</text:p>
      <text:p text:style-name="P2"><text:s text:c="24"/>{#{{ entity.excerpt|length &gt; 300 ? entity.excerpt|raw|slice(0,300) ~ '[...]' : entity.excerpt|raw }}#}</text:p>
      <text:p text:style-name="P2"><text:s text:c="20"/>&lt;/p&gt;</text:p>
      <text:p text:style-name="P2"><text:s text:c="20"/>&lt;a class="pull-right btn btn-primary" href="{{ path('post_show', { 'id': entity.id, 'category': entity.category.slug, 'title': entity.titleslug }) }}"&gt;Read More &lt;i class="fa fa-angle-right"&gt;&lt;/i&gt;&lt;/a&gt; <text:s text:c="11"/></text:p>
      <text:p text:style-name="P2"><text:s text:c="20"/>&lt;p&gt;Tags:</text:p>
      <text:p text:style-name="P2"><text:s text:c="24"/>{% for tag in entity.tags %}</text:p>
      <text:p text:style-name="P2"><text:s text:c="28"/>&lt;a class="btn btn-default btn-xs" href="{{ path('blog_tag', { 'slug': tag.slug }) }}"&gt;{{ tag.name }}&lt;/a&gt;</text:p>
      <text:p text:style-name="P2"><text:s text:c="24"/>{% endfor %}</text:p>
      <text:p text:style-name="P2"><text:s text:c="20"/>&lt;/p&gt;</text:p>
      <text:p text:style-name="P1"/>
      <text:p text:style-name="P1">2. Tworzymy temlatkie <text:span text:style-name="T1">_post.html.twig</text:span>, która łączy wszystkie częci posta:</text:p>
      <text:p text:style-name="P1">src\BlogBundle\Resources\views\Post\<text:span text:style-name="T1">_post.html.twig</text:span> </text:p>
      <text:p text:style-name="P2"><text:s text:c="12"/>{% if entity.images|length %}</text:p>
      <text:p text:style-name="P2"><text:s text:c="12"/>&lt;div class="row"&gt;</text:p>
      <text:p text:style-name="P2"><text:s text:c="16"/>&lt;div class="col-md-12"&gt;</text:p>
      <text:p text:style-name="P2"><text:s text:c="20"/>{{ include('BlogBundle:Post:_postTitle.html.twig') }}</text:p>
      <text:p text:style-name="P2"><text:s text:c="16"/>&lt;/div&gt;</text:p>
      <text:p text:style-name="P2"><text:s text:c="16"/>&lt;div class="col-md-5"&gt;</text:p>
      <text:p text:style-name="P2"><text:s text:c="20"/>{#</text:p>
      <text:p text:style-name="P2"><text:s text:c="20"/>{% if entity.images %}</text:p>
      <text:p text:style-name="P2"><text:s text:c="24"/>{% for image in entity.images|slice(0,1) %}</text:p>
      <text:p text:style-name="P2"><text:s text:c="28"/>&lt;img class="img-responsive img-center" src="{{ asset('bundles/blog/images/') }}{{ image.image }}" alt="{{ entity.title|raw }}"&gt;&lt;br/&gt;</text:p>
      <text:p text:style-name="P2"><text:s text:c="24"/>{% endfor %}</text:p>
      <text:p text:style-name="P2"><text:s text:c="20"/>{% endif %}</text:p>
      <text:p text:style-name="P2"><text:s text:c="20"/>#}</text:p>
      <text:p text:style-name="P2"/>
      <text:p text:style-name="P2"><text:s text:c="20"/>{{ include('BlogBundle:Post:_postImage.html.twig') }}</text:p>
      <text:p text:style-name="P2"><text:s text:c="16"/>&lt;/div&gt;</text:p>
      <text:p text:style-name="P2"><text:s text:c="16"/>&lt;div class="col-md-7"&gt;</text:p>
      <text:p text:style-name="P2"><text:s text:c="20"/>{{ include('BlogBundle:Post:_postContent.html.twig') }}</text:p>
      <text:p text:style-name="P2"><text:s text:c="16"/>&lt;/div&gt;</text:p>
      <text:p text:style-name="P2"><text:s text:c="12"/>&lt;/div&gt;</text:p>
      <text:p text:style-name="P2"><text:s text:c="12"/>{% else %}</text:p>
      <text:p text:style-name="P2"><text:s text:c="12"/>&lt;div class="row"&gt;</text:p>
      <text:p text:style-name="P2"><text:s text:c="16"/>&lt;div class="col-md-12"&gt;</text:p>
      <text:p text:style-name="P2"><text:s text:c="20"/>{{ include('BlogBundle:Post:_postTitle.html.twig') }}</text:p>
      <text:p text:style-name="P2"><text:s text:c="20"/>{{ include('BlogBundle:Post:_postContent.html.twig') }}</text:p>
      <text:p text:style-name="P2"><text:s text:c="16"/>&lt;/div&gt;</text:p>
      <text:p text:style-name="P2"><text:s text:c="12"/>&lt;/div&gt;</text:p>
      <text:p text:style-name="P2"><text:s text:c="12"/>{% endif %}</text:p>
      <text:p text:style-name="P2"/>
      <text:p text:style-name="P2"><text:s text:c="12"/>&lt;div class="clearfix"&gt;&lt;/div&gt;</text:p>
      <text:p text:style-name="P2"><text:s text:c="12"/>&lt;hr/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Modyfikujemy templatki poprzez podłączenie <text:span text:style-name="T1">_post.html.twig</text:span> </text:p>
      <text:p text:style-name="P2"/>
      <text:p text:style-name="P2">src\BlogBundle\Resources\views\Post\<text:span text:style-name="T2">index.html.twig</text:span> </text:p>
      <text:p text:style-name="P2">src\BlogBundle\Resources\views\Post\<text:span text:style-name="T2">archive.html.twig</text:span> </text:p>
      <text:p text:style-name="P2">src\BlogBundle\Resources\views\Post\<text:span text:style-name="T2">author.html.twig</text:span></text:p>
      <text:p text:style-name="P2"/>
      <text:p text:style-name="P2"><text:s text:c="8"/>{% for entity in entities %}</text:p>
      <text:p text:style-name="P2"><text:s text:c="12"/></text:p>
      <text:p text:style-name="P2"><text:s text:c="12"/><text:span text:style-name="T1">{{ include('BlogBundle:Post:_post.html.twig') }}</text:span></text:p>
      <text:p text:style-name="P2"><text:s text:c="12"/></text:p>
      <text:p text:style-name="P2"><text:s text:c="8"/>{% endfor %}</text:p>
      <text:p text:style-name="P2"/>
      <text:p text:style-name="P2">src\BlogBundle\Resources\views\Category\<text:span text:style-name="T2">show.html.twig</text:span> </text:p>
      <text:p text:style-name="P2"/>
      <text:p text:style-name="P2"><text:s text:c="8"/>{% for entity in category.activeposts %}</text:p>
      <text:p text:style-name="P2"><text:s text:c="12"/></text:p>
      <text:p text:style-name="P2"><text:s text:c="12"/><text:span text:style-name="T1">{{ include('BlogBundle:Post:_post.html.twig') }}</text:span></text:p>
      <text:p text:style-name="P2"><text:s text:c="12"/></text:p>
      <text:p text:style-name="P2"><text:s text:c="8"/>{% endfor %}</text:p>
      <text:p text:style-name="P2"/>
      <text:p text:style-name="P2">src\BlogBundle\Resources\views\Tag\<text:span text:style-name="T2">show.html.twig</text:span></text:p>
      <text:p text:style-name="P2"><text:span text:style-name="T2"/></text:p>
      <text:p text:style-name="P5"><text:s text:c="8"/>{% for entity in tag.activeposts %}</text:p>
      <text:p text:style-name="P5"><text:s text:c="12"/></text:p>
      <text:p text:style-name="P5"><text:s text:c="11"/><text:span text:style-name="T1"><text:s/>{{ include('BlogBundle:Post:_post.html.twig') }}</text:span></text:p>
      <text:p text:style-name="P5"><text:s text:c="12"/></text:p>
      <text:p text:style-name="P5"><text:s text:c="8"/>{% endfor %}</text:p>
      <text:p text:style-name="P2"><text:span text:style-name="T2"/></text:p>
      <text:p text:style-name="P5"/>
      <text:p text:style-name="P5">4. Modyfikujemy jeszcze wyświetlanie obrazka w template:</text:p>
      <text:p text:style-name="P5"/>
      <text:p text:style-name="P5">src\BlogBundle\Resources\views\Post\<text:span text:style-name="T2">show.html.twig </text:span></text:p>
      <text:p text:style-name="P5"><text:span text:style-name="T2"/></text:p>
      <text:p text:style-name="P5"><text:s text:c="4"/>&lt;div class="row"&gt;</text:p>
      <text:p text:style-name="P5"><text:s text:c="8"/>&lt;div class="col-md-8"&gt;</text:p>
      <text:p text:style-name="P5"><text:s text:c="12"/>{#</text:p>
      <text:p text:style-name="P5"><text:s text:c="12"/>{% if entity.images %}</text:p>
      <text:p text:style-name="P5"><text:s text:c="16"/>{% for image in entity.images %}</text:p>
      <text:p text:style-name="P5"><text:s text:c="20"/>&lt;img class="img-responsive img-center" src="{{ asset('bundles/blog/images/') }}{{ image.image }}" alt="{{ entity.title|raw }}"&gt;&lt;br/&gt;</text:p>
      <text:p text:style-name="P5"><text:s text:c="16"/>{% endfor %}</text:p>
      <text:p text:style-name="P5"><text:s text:c="12"/>{% endif %}</text:p>
      <text:p text:style-name="P5"><text:s text:c="12"/>#}</text:p>
      <text:p text:style-name="P5"/>
      <text:p text:style-name="P6"><text:s text:c="12"/>{% if entity.images|length &gt; 1 %}</text:p>
      <text:p text:style-name="P6"><text:s text:c="16"/>&lt;div id="carousel-{{ entity.id }}" class="carousel slide" data-ride="carousel"&gt;</text:p>
      <text:p text:style-name="P6"/>
      <text:p text:style-name="P6"><text:s text:c="18"/>&lt;!-- Wrapper for slides --&gt;</text:p>
      <text:p text:style-name="P6"><text:s text:c="20"/>&lt;div class="carousel-inner" role="listbox"&gt;</text:p>
      <text:p text:style-name="P6"><text:s text:c="20"/>{% for image in entity.images %}</text:p>
      <text:p text:style-name="P6"><text:s text:c="24"/>&lt;div class="item {% if loop.index0 == 0 %}active{% endif %}"&gt;</text:p>
      <text:p text:style-name="P6"><text:s text:c="28"/>&lt;img class="img-responsive img-center" src="{{ asset('bundles/blog/images/' ~ image.image) }}" alt="{{ entity.title|raw }}"&gt;</text:p>
      <text:p text:style-name="P6"><text:s text:c="24"/>&lt;/div&gt;</text:p>
      <text:p text:style-name="P6"><text:s text:c="20"/>{% endfor %}</text:p>
      <text:p text:style-name="P6"><text:s text:c="20"/>&lt;/div&gt;</text:p>
      <text:p text:style-name="P6"/>
      <text:p text:style-name="P6"><text:s text:c="20"/>&lt;!-- Controls --&gt;</text:p>
      <text:p text:style-name="P6"><text:s text:c="20"/>&lt;a class="left carousel-control" href="#carousel-{{ entity.id }}" role="button" data-slide="prev"&gt;</text:p>
      <text:p text:style-name="P6"><text:s text:c="24"/>&lt;span class="glyphicon glyphicon-chevron-left" aria-hidden="true"&gt;&lt;/span&gt;</text:p>
      <text:p text:style-name="P6"><text:s text:c="24"/>&lt;span class="sr-only"&gt;Previous&lt;/span&gt;</text:p>
      <text:p text:style-name="P6"><text:s text:c="20"/>&lt;/a&gt;</text:p>
      <text:p text:style-name="P6"><text:s text:c="20"/>&lt;a class="right carousel-control" href="#carousel-{{ entity.id }}" role="button" data-slide="next"&gt;</text:p>
      <text:p text:style-name="P6"><text:soft-page-break/><text:s text:c="24"/>&lt;span class="glyphicon glyphicon-chevron-right" aria-hidden="true"&gt;&lt;/span&gt;</text:p>
      <text:p text:style-name="P6"><text:s text:c="24"/>&lt;span class="sr-only"&gt;Next&lt;/span&gt;</text:p>
      <text:p text:style-name="P6"><text:s text:c="20"/>&lt;/a&gt;</text:p>
      <text:p text:style-name="P6"/>
      <text:p text:style-name="P6"><text:s text:c="16"/>&lt;/div&gt;</text:p>
      <text:p text:style-name="P6"><text:s text:c="16"/>&lt;br/&gt;</text:p>
      <text:p text:style-name="P6"><text:s text:c="12"/>{% else %}</text:p>
      <text:p text:style-name="P6"><text:s text:c="16"/>{% for image in entity.images %}</text:p>
      <text:p text:style-name="P6"><text:s text:c="20"/>&lt;img class="img-responsive img-center" src="{{ asset('bundles/blog/images/' ~ image.image) }}" alt="{{ entity.title|raw }}"&gt;&lt;br/&gt;</text:p>
      <text:p text:style-name="P6"><text:s text:c="16"/>{% endfor %}</text:p>
      <text:p text:style-name="P6"><text:s text:c="12"/>{% endif %}</text:p>
      <text:p text:style-name="P5"><text:s text:c="12"/></text:p>
      <text:p text:style-name="P5"><text:s text:c="12"/>&lt;p&gt;</text:p>
      <text:p text:style-name="P5"><text:s text:c="16"/>{{ entity.excerpt|raw }}</text:p>
      <text:p text:style-name="P5"><text:s text:c="12"/>&lt;/p&gt;</text:p>
      <text:p text:style-name="P5"><text:s text:c="12"/>&lt;p&gt;</text:p>
      <text:p text:style-name="P5"><text:s text:c="16"/>{{ entity.content|raw }}</text:p>
      <text:p text:style-name="P5"><text:s text:c="12"/>&lt;/p&gt;</text:p>
      <text:p text:style-name="P5"><text:s text:c="12"/>&lt;p&gt;Tags:</text:p>
      <text:p text:style-name="P5"><text:s text:c="16"/>{% for tag in entity.tags %}</text:p>
      <text:p text:style-name="P5"><text:s text:c="20"/>&lt;a class="btn btn-default btn-xs" href="{{ path('blog_tag', { 'slug': tag.slug }) }}"&gt;{{ tag.name }}&lt;/a&gt;</text:p>
      <text:p text:style-name="P5"><text:s text:c="16"/>{% endfor %}</text:p>
      <text:p text:style-name="P5"><text:s text:c="12"/>&lt;/p&gt;</text:p>
      <text:p text:style-name="P5"><text:s text:c="12"/>&lt;a href="{{ path('post') }}"&gt;Back to the list&lt;/a&gt;</text:p>
      <text:p text:style-name="P5"/>
      <text:p text:style-name="P5"><text:s text:c="8"/>&lt;/div&gt;</text:p>
      <text:p text:style-name="P5"><text:s text:c="8"/>&lt;div class="col-md-4"&gt;</text:p>
      <text:p text:style-name="P5"><text:s text:c="12"/>{{ include('BlogBundle:Post:_sidebar.html.twig', { 'categories': categories, 'tags': tags, 'archives': archives }) }}</text:p>
      <text:p text:style-name="P5"><text:s text:c="8"/>&lt;/div&gt;</text:p>
      <text:p text:style-name="P5"><text:s text:c="4"/>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2M23S</meta:editing-duration>
    <meta:editing-cycles>16</meta:editing-cycles>
    <meta:generator>OpenOffice.org/3.3$Win32 OpenOffice.org_project/330m20$Build-9567</meta:generator>
    <dc:date>2016-01-25T15:39:20.48</dc:date>
    <dc:creator>szymon idczak</dc:creator>
    <meta:document-statistic meta:table-count="0" meta:image-count="0" meta:object-count="0" meta:page-count="4" meta:paragraph-count="156" meta:word-count="628" meta:character-count="8455"/>
    <meta:user-defined meta:name="Info 1"/>
    <meta:user-defined meta:name="Info 2"/>
    <meta:user-defined meta:name="Info 3"/>
    <meta:user-defined meta:name="Info 4"/>
  </office:meta>
</office:document-meta>
</file>